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imSun" svg:font-family="SimSun" style:font-family-generic="modern"/>
    <style:font-face style:name="Times New Roman1" svg:font-family="'Times New Roman'" style:font-family-generic="roman"/>
    <style:font-face style:name="SimHei" svg:font-family="SimHei" style:font-family-generic="swiss"/>
    <style:font-face style:name="Al Bayan" svg:font-family="'Al Bayan'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7">
      <style:text-properties fo:font-size="12pt" style:font-size-asian="12pt" style:font-size-complex="12pt"/>
    </style:style>
    <style:style style:name="P4" style:family="paragraph" style:parent-style-name="Standard">
      <style:text-properties style:font-name="Arial" fo:font-size="12pt" style:font-name-asian="Arial" style:font-size-asian="12pt" style:font-size-complex="12pt"/>
    </style:style>
    <style:style style:name="P5" style:family="paragraph" style:parent-style-name="正文文本">
      <style:text-properties fo:font-size="12pt" style:font-size-asian="12pt" style:font-size-complex="12pt"/>
    </style:style>
    <style:style style:name="P6" style:family="paragraph" style:parent-style-name="正文文本" style:list-style-name="RTF_5f_Num_20_3">
      <style:text-properties fo:font-size="12pt" style:font-size-asian="12pt" style:font-size-complex="12pt"/>
    </style:style>
    <style:style style:name="P7" style:family="paragraph" style:parent-style-name="正文文本" style:list-style-name="RTF_5f_Num_20_4">
      <style:text-properties fo:font-size="12pt" style:font-size-asian="12pt" style:font-size-complex="12pt"/>
    </style:style>
    <style:style style:name="P8" style:family="paragraph" style:parent-style-name="正文文本">
      <style:text-properties style:font-name="Arial" fo:font-size="12pt" style:font-name-asian="Arial" style:font-size-asian="12pt" style:font-size-complex="12pt"/>
    </style:style>
    <style:style style:name="P9" style:family="paragraph" style:parent-style-name="正文文本" style:master-page-name="Convert_20_1">
      <style:paragraph-properties style:page-number="auto"/>
      <style:text-properties fo:font-size="12pt" style:font-size-asian="12pt" style:font-size-complex="12pt"/>
    </style:style>
    <style:style style:name="P10" style:family="paragraph" style:list-style-name="RTF_5f_Num_20_2">
      <style:text-properties fo:font-size="12pt" style:font-size-asian="12pt" style:font-size-complex="12pt"/>
    </style:style>
    <style:style style:name="P11" style:family="paragraph" style:list-style-name="RTF_5f_Num_20_3">
      <style:text-properties fo:font-size="12pt" style:font-size-asian="12pt" style:font-size-complex="12pt"/>
    </style:style>
    <style:style style:name="P12" style:family="paragraph" style:list-style-name="RTF_5f_Num_20_4">
      <style:text-properties fo:font-size="12pt" style:font-size-asian="12pt" style:font-size-complex="12pt"/>
    </style:style>
    <style:style style:name="T1" style:family="text">
      <style:text-properties fo:language="zh" fo:country="TW" style:language-asian="zh" style:country-asian="TW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fo:font-variant="normal" fo:text-transform="none" fo:color="#202122" style:font-name="sans-serif" fo:font-size="11pt" fo:letter-spacing="normal" fo:font-style="normal" fo:font-weight="normal" style:font-size-asian="11pt" style:font-size-complex="11pt"/>
    </style:style>
    <style:style style:name="T4" style:family="text">
      <style:text-properties style:font-size-asian="12pt" style:font-size-complex="12pt"/>
    </style:style>
    <style:style style:name="T5" style:family="text">
      <style:text-properties style:font-name="Cambria Math" style:font-name-complex="Cambria Math1"/>
    </style:style>
    <style:style style:name="T6" style:family="text">
      <style:text-properties style:font-name="Calibri" style:font-name-complex="Calibri1"/>
    </style:style>
    <style:style style:name="T7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-1 Explain why problem formulation must follow goal formulation.</text:p>
      <text:p text:style-name="P4"/>
      <text:p text:style-name="P4">ans: 因為有問題前得先探討目標是什麼</text:p>
      <text:p text:style-name="P4"/>
      <text:p text:style-name="P4"/>
      <text:p text:style-name="P4"/>
      <text:p text:style-name="P4">3-5 Consider the n-queens problem using the …</text:p>
      <text:p text:style-name="P4"/>
      <text:p text:style-name="P4">ans: 因為n-queens 每一皇后放進去其中一列時 最多佔下一列3格</text:p>
      <text:p text:style-name="P4"/>
      <text:p text:style-name="P4"/>
      <text:p text:style-name="P4"/>
      <text:p text:style-name="P8">3-10 Define in your own words the following terms: state, state space, search tree, search<text:line-break/>node, goal, action, transition model, and branching factor.</text:p>
      <text:p text:style-name="P4"/>
      <text:p text:style-name="P4">ans:</text:p>
      <text:p text:style-name="P4">state: 一個狀態 一種可能性</text:p>
      <text:p text:style-name="P4">state space: 所有狀態可能的總和</text:p>
      <text:p text:style-name="P4">search tree: 狀態變換的可能性路線（樹狀）</text:p>
      <text:p text:style-name="P4">search node: 搜尋過程中經過的節點</text:p>
      <text:p text:style-name="P4">goal: 要找尋的目標狀態</text:p>
      <text:p text:style-name="P4">action: 找尋的方法 動作</text:p>
      <text:p text:style-name="P4">transition model: 轉變狀態的實例模型</text:p>
      <text:p text:style-name="P4">branching factor: 分支因子 下一個節點數</text:p>
      <text:p text:style-name="P4"/>
      <text:p text:style-name="P2"/>
      <text:p text:style-name="P5"/>
      <text:p text:style-name="P5">3-14 Which of the following are true and which are false? Explain your answers</text:p>
      <text:list xml:id="list3064694881247894590" text:style-name="RTF_5f_Num_20_2">
        <text:list-header>
          <text:p>a. Depth-first search always expands at least as many nodes as A* search with an admissible heuristic </text:p>
          <text:p>b. h{ri) = 0 is an admissible heuristic for the 8-puzzle</text:p>
          <text:list>
            <text:list-header>
              <text:p>c. A* is of no use in robotics because percepts, states, and actions are continuous.</text:p>
            </text:list-header>
          </text:list>
          <text:p>d. Breadth-first search is complete even if zero step costs are allowed.</text:p>
        </text:list-header>
      </text:list>
      <text:p text:style-name="P5">e. Assume that a rook can move on a chessboard any number of squares in ….</text:p>
      <text:p text:style-name="P2"/>
      <text:p text:style-name="P2">ans:</text:p>
      <text:p text:style-name="P2">a. False ; DFS可以搜一樣多但Ａ＊可找到最佳解</text:p>
      <text:p text:style-name="P2">b. True</text:p>
      <text:p text:style-name="P2">c. True</text:p>
      <text:p text:style-name="P2">d. True</text:p>
      <text:p text:style-name="P1"><text:span text:style-name="T4">e. False ; </text:span><text:span text:style-name="T3">Manhattan distance 只能一格一格走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3-21 Prove each of the following statements, or give a counterexample:</text:p>
      <text:list xml:id="list3107353523309825479" text:style-name="RTF_5f_Num_20_3">
        <text:list-item>
          <text:p text:style-name="P6">Breadth-first search is a special case of uniform-cost search.</text:p>
        </text:list-item>
        <text:list-item>
          <text:p text:style-name="P6">Depth-first search is a special case of best-first tree search</text:p>
        </text:list-item>
        <text:list-item>
          <text:p text:style-name="P6">Unifonn-cost search is a special case of A* search</text:p>
        </text:list-item>
      </text:list>
      <text:p text:style-name="P2"/>
      <text:p text:style-name="P2">ans:</text:p>
      <text:p text:style-name="P2">a. 步數相等時 BFS 是 uniform-cost-search 的 special case</text:p>
      <text:p text:style-name="P2">b. 當f(n)= -depth(n) DFS 是 best-first 的 special case</text:p>
      <text:p text:style-name="P2">c. 當h(n) = 0, uniform-cost 是 A* 的 special c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3-25 The heuristic path algorithm (Pohl, 1977) is a best-first search in which the evaluation function is f (n) = (2 <text:span text:style-name="T1">— </text:span>w}g(n) + wh(n). For what values of w is this complete?<text:line-break/>For what values is it optimal, assuming that h is admissible? What kind of search does this<text:line-break/>perfonn for w = 0, w = 1, and w = 2?</text:p>
      <text:p text:style-name="P2"/>
      <text:p text:style-name="P2">ans: </text:p>
      <text:list xml:id="list56321746286959071" text:style-name="L7">
        <text:list-item>
          <text:p text:style-name="P3">0 &lt;= w &lt; 2</text:p>
        </text:list-item>
        <text:list-item>
          <text:p text:style-name="P3">w = 0 ; f(n) = 2g(n) ; 與uniform-cost search相同</text:p>
        </text:list-item>
        <text:list-item>
          <text:p text:style-name="P3">w =1 ; f(n) = g(n) + h(n) ; A* search</text:p>
        </text:list-item>
        <text:list-item>
          <text:p text:style-name="P3">w = 2 ; f(n) = 2h(n) ; BFS</text:p>
        </text:list-item>
      </text:list>
      <text:p text:style-name="P2"/>
      <text:p text:style-name="P9"><text:span text:style-name="T2">3-26 Consider the unbounded version of the regular 2D grid shown in Figure 3.9. The start<text:line-break/>state is at the origin, (0,0), and the goal state is at </text:span><text:span text:style-name="T1">(x, </text:span><text:span text:style-name="T2">y).</text:span></text:p>
      <text:p text:style-name="P2"><text:span text:style-name="T2"/></text:p>
      <text:list xml:id="list9033167338724461719" text:style-name="RTF_5f_Num_20_4">
        <text:list-item>
          <text:p text:style-name="P7">What is the branching factor b in this state space?</text:p>
        </text:list-item>
        <text:list-item>
          <text:p text:style-name="P7">How many distinct states are there at depth k (for k &gt; 0)?</text:p>
        </text:list-item>
        <text:list-item>
          <text:p text:style-name="P7">What is the maximum number of nodes expanded by breadth-first tree search?</text:p>
        </text:list-item>
        <text:list-item>
          <text:p text:style-name="P7">What is the maximum number of nodes expanded by breadth-first graph search?</text:p>
        </text:list-item>
        <text:list-item>
          <text:p text:style-name="P7">Is h = \u — x\ + \v — y\ an admissible heuristic for a state at (u, v)? Explain.</text:p>
        </text:list-item>
        <text:list-item>
          <text:p text:style-name="P7">How many nodes are expanded by A* graph search using tif</text:p>
        </text:list-item>
        <text:list-item>
          <text:p text:style-name="P7">Does h remain admissible if some links are removed?</text:p>
        </text:list-item>
        <text:list-item>
          <text:p text:style-name="P7">Does h remain admissible if some links are added between nonadjacent states?</text:p>
        </text:list-item>
      </text:list>
      <text:p text:style-name="P2"/>
      <text:p text:style-name="P2">Ans:</text:p>
      <text:p text:style-name="Standard">a.分支因子是4，即每個位置的鄰邊數</text:p>
      <text:p text:style-name="Standard">b. 4k</text:p>
      <text:p text:style-name="Standard">c.沒有重複的狀態檢查，BFS會消耗指數級的節點：精確計數得到((4<text:span text:style-name="T7">x + y + 1</text:span> – 1)/ 3) - 1</text:p>
      <text:p text:style-name="Standard">d.對於深度x + y，在平方內存在二次多個狀態，因此答案是2(x + y)(x + y + 1)-1</text:p>
      <text:p text:style-name="Standard">e.True，這是曼哈頓距離指標</text:p>
      <text:p text:style-name="Standard">f.由(0,0)和(x,y)定義的矩形中的所有節點都是最佳路徑的候選者，並且存在二次多個節點，所有這些節點都可以在最壞的情況下消耗</text:p>
      <text:p text:style-name="Standard">g.True，移除鏈接可能會導致需要更多的步驟，因此h是低估的</text:p>
      <text:p text:style-name="P2">h.False，nonlocal links可以減少曼哈頓距離以下的實際路徑長度</text:p>
      <text:p text:style-name="P2"/>
      <text:p text:style-name="P2"/>
      <text:p text:style-name="P2"/>
      <text:p text:style-name="P5">3-29 Prove that if a heuristic is consistent, it must be admissible・ Construct an admissible<text:line-break/>heuristic that is not consistent.</text:p>
      <text:p text:style-name="P2"/>
      <text:p text:style-name="P2">Ans:</text:p>
      <text:p text:style-name="Standard">設n’是目標節點，則h(n) ≤ c(n, a, n’)。</text:p>
      <text:p text:style-name="Standard">假設節點n’的距離目標的最短路進走了K次且h(n’)是admissible，則h(n) ≤ c(n, a, n’) + h(n’) ≤ c(n, a, n’) + h<text:span text:style-name="T5">∗</text:span>(n<text:span text:style-name="T6">’</text:span>) = h<text:span text:style-name="T5">∗</text:span>(n)</text:p>
      <text:p text:style-name="P2">故當h(n)為K+1時也是admissible。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imSun" svg:font-family="SimSun" style:font-family-generic="modern"/>
    <style:font-face style:name="Times New Roman1" svg:font-family="'Times New Roman'" style:font-family-generic="roman"/>
    <style:font-face style:name="SimHei" svg:font-family="SimHei" style:font-family-generic="swiss"/>
    <style:font-face style:name="Al Bayan" svg:font-family="'Al Bayan'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正文文本" style:family="paragraph" style:parent-style-name="Standard" style:next-style-name="Standard">
      <style:paragraph-properties fo:margin-left="0cm" fo:margin-right="0cm" fo:margin-top="0cm" fo:margin-bottom="0cm" fo:line-height="110%" fo:text-align="start" style:justify-single-word="false" fo:text-indent="0cm" style:auto-text-indent="false" style:writing-mode="page"/>
      <style:text-properties fo:font-variant="normal" fo:text-transform="none" fo:color="#2f2a2f" style:text-line-through-style="none" style:text-position="0% 100%" style:font-name="Times New Roman1" fo:font-size="12pt" fo:letter-spacing="normal" fo:language="en" fo:country="US" fo:font-style="normal" style:text-underline-style="none" fo:font-weight="normal" style:font-name-asian="Times New Roman1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 style:text-scale="100%"/>
    </style:style>
    <style:style style:name="Default_20_Paragraph_20_Font" style:display-name="Default Paragraph Font" style:family="text"/>
    <style:style style:name="正文文本_5f_" style:display-name="正文文本_" style:family="text" style:parent-style-name="Default_20_Paragraph_20_Font">
      <style:text-properties fo:font-variant="normal" fo:text-transform="none" fo:color="#2f2a2f" style:text-line-through-style="none"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Numbering_20_Symbols" style:display-name="Numbering Symbols" style:family="text"/>
    <style:style style:name="RTF_5f_Num_20_2_20_1" style:display-name="RTF_Num 2 1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2" style:display-name="RTF_Num 2 2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3" style:display-name="RTF_Num 2 3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4" style:display-name="RTF_Num 2 4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5" style:display-name="RTF_Num 2 5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6" style:display-name="RTF_Num 2 6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7" style:display-name="RTF_Num 2 7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8" style:display-name="RTF_Num 2 8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2_20_9" style:display-name="RTF_Num 2 9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1" style:display-name="RTF_Num 3 1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2" style:display-name="RTF_Num 3 2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3" style:display-name="RTF_Num 3 3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4" style:display-name="RTF_Num 3 4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5" style:display-name="RTF_Num 3 5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6" style:display-name="RTF_Num 3 6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7" style:display-name="RTF_Num 3 7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8" style:display-name="RTF_Num 3 8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3_20_9" style:display-name="RTF_Num 3 9" style:family="text">
      <style:text-properties fo:font-variant="normal" fo:text-transform="none" fo:color="#2f2a2f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1" style:display-name="RTF_Num 4 1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2" style:display-name="RTF_Num 4 2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3" style:display-name="RTF_Num 4 3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4" style:display-name="RTF_Num 4 4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5" style:display-name="RTF_Num 4 5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6" style:display-name="RTF_Num 4 6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7" style:display-name="RTF_Num 4 7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8" style:display-name="RTF_Num 4 8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RTF_5f_Num_20_4_20_9" style:display-name="RTF_Num 4 9" style:family="text">
      <style:text-properties fo:font-variant="normal" fo:text-transform="none" fo:color="#000000" style:text-line-through-style="none" style:text-position="0% 100%" style:font-name="Times New Roman1" fo:font-size="13pt" fo:letter-spacing="normal" fo:language="en" fo:country="US" fo:font-style="normal" style:text-underline-style="none" fo:font-weight="bold" style:font-name-asian="Times New Roman1" style:font-size-asian="13pt" style:language-asian="en" style:country-asian="US" style:font-style-asian="normal" style:font-weight-asian="bold" style:font-name-complex="Times New Roman1" style:font-size-complex="13pt" style:font-style-complex="normal" style:font-weight-complex="bold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a" style:num-letter-sync="true">
        <style:list-level-properties/>
      </text:list-level-style-number>
      <text:list-level-style-number text:level="2" text:style-name="RTF_5f_Num_20_2_20_2" style:num-suffix="." style:num-format="a" style:num-letter-sync="true">
        <style:list-level-properties/>
      </text:list-level-style-number>
      <text:list-level-style-number text:level="3" text:style-name="RTF_5f_Num_20_2_20_3" style:num-suffix="." style:num-format="a" style:num-letter-sync="true">
        <style:list-level-properties/>
      </text:list-level-style-number>
      <text:list-level-style-number text:level="4" text:style-name="RTF_5f_Num_20_2_20_4" style:num-suffix="." style:num-format="a" style:num-letter-sync="true">
        <style:list-level-properties/>
      </text:list-level-style-number>
      <text:list-level-style-number text:level="5" text:style-name="RTF_5f_Num_20_2_20_5" style:num-suffix="." style:num-format="a" style:num-letter-sync="true">
        <style:list-level-properties/>
      </text:list-level-style-number>
      <text:list-level-style-number text:level="6" text:style-name="RTF_5f_Num_20_2_20_6" style:num-suffix="." style:num-format="a" style:num-letter-sync="true">
        <style:list-level-properties/>
      </text:list-level-style-number>
      <text:list-level-style-number text:level="7" text:style-name="RTF_5f_Num_20_2_20_7" style:num-suffix="." style:num-format="a" style:num-letter-sync="true">
        <style:list-level-properties/>
      </text:list-level-style-number>
      <text:list-level-style-number text:level="8" text:style-name="RTF_5f_Num_20_2_20_8" style:num-suffix="." style:num-format="a" style:num-letter-sync="true">
        <style:list-level-properties/>
      </text:list-level-style-number>
      <text:list-level-style-number text:level="9" text:style-name="RTF_5f_Num_20_2_20_9" style:num-suffix="." style:num-format="a" style:num-letter-sync="true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a" style:num-letter-sync="true">
        <style:list-level-properties/>
      </text:list-level-style-number>
      <text:list-level-style-number text:level="2" text:style-name="RTF_5f_Num_20_3_20_2" style:num-suffix="." style:num-format="a" style:num-letter-sync="true">
        <style:list-level-properties/>
      </text:list-level-style-number>
      <text:list-level-style-number text:level="3" text:style-name="RTF_5f_Num_20_3_20_3" style:num-suffix="." style:num-format="a" style:num-letter-sync="true">
        <style:list-level-properties/>
      </text:list-level-style-number>
      <text:list-level-style-number text:level="4" text:style-name="RTF_5f_Num_20_3_20_4" style:num-suffix="." style:num-format="a" style:num-letter-sync="true">
        <style:list-level-properties/>
      </text:list-level-style-number>
      <text:list-level-style-number text:level="5" text:style-name="RTF_5f_Num_20_3_20_5" style:num-suffix="." style:num-format="a" style:num-letter-sync="true">
        <style:list-level-properties/>
      </text:list-level-style-number>
      <text:list-level-style-number text:level="6" text:style-name="RTF_5f_Num_20_3_20_6" style:num-suffix="." style:num-format="a" style:num-letter-sync="true">
        <style:list-level-properties/>
      </text:list-level-style-number>
      <text:list-level-style-number text:level="7" text:style-name="RTF_5f_Num_20_3_20_7" style:num-suffix="." style:num-format="a" style:num-letter-sync="true">
        <style:list-level-properties/>
      </text:list-level-style-number>
      <text:list-level-style-number text:level="8" text:style-name="RTF_5f_Num_20_3_20_8" style:num-suffix="." style:num-format="a" style:num-letter-sync="true">
        <style:list-level-properties/>
      </text:list-level-style-number>
      <text:list-level-style-number text:level="9" text:style-name="RTF_5f_Num_20_3_20_9" style:num-suffix="." style:num-format="a" style:num-letter-sync="true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/>
      </text:list-level-style-number>
      <text:list-level-style-number text:level="2" text:style-name="RTF_5f_Num_20_4_20_2" style:num-suffix="." style:num-format="a" style:num-letter-sync="true">
        <style:list-level-properties/>
      </text:list-level-style-number>
      <text:list-level-style-number text:level="3" text:style-name="RTF_5f_Num_20_4_20_3" style:num-suffix="." style:num-format="a" style:num-letter-sync="true">
        <style:list-level-properties/>
      </text:list-level-style-number>
      <text:list-level-style-number text:level="4" text:style-name="RTF_5f_Num_20_4_20_4" style:num-suffix="." style:num-format="a" style:num-letter-sync="true">
        <style:list-level-properties/>
      </text:list-level-style-number>
      <text:list-level-style-number text:level="5" text:style-name="RTF_5f_Num_20_4_20_5" style:num-suffix="." style:num-format="a" style:num-letter-sync="true">
        <style:list-level-properties/>
      </text:list-level-style-number>
      <text:list-level-style-number text:level="6" text:style-name="RTF_5f_Num_20_4_20_6" style:num-suffix="." style:num-format="a" style:num-letter-sync="true">
        <style:list-level-properties/>
      </text:list-level-style-number>
      <text:list-level-style-number text:level="7" text:style-name="RTF_5f_Num_20_4_20_7" style:num-suffix="." style:num-format="a" style:num-letter-sync="true">
        <style:list-level-properties/>
      </text:list-level-style-number>
      <text:list-level-style-number text:level="8" text:style-name="RTF_5f_Num_20_4_20_8" style:num-suffix="." style:num-format="a" style:num-letter-sync="true">
        <style:list-level-properties/>
      </text:list-level-style-number>
      <text:list-level-style-number text:level="9" text:style-name="RTF_5f_Num_20_4_20_9" style:num-suffix="." style:num-format="a" style:num-letter-sync="true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256cm" fo:margin-bottom="2.256cm" fo:margin-left="2.071cm" fo:margin-right="2.12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now jhung</meta:initial-creator>
    <meta:creation-date>2020-11-07T02:47:16</meta:creation-date>
    <dc:date>2020-11-10T00:40:45</dc:date>
    <dc:creator>snow jhung</dc:creator>
    <meta:editing-duration>P2DT21H37M15S</meta:editing-duration>
    <meta:editing-cycles>59</meta:editing-cycles>
    <meta:generator>OpenOffice/4.1.7$Unix OpenOffice.org_project/417m1$Build-9800</meta:generator>
    <meta:document-statistic meta:table-count="0" meta:image-count="0" meta:object-count="0" meta:page-count="3" meta:paragraph-count="63" meta:word-count="905" meta:character-count="3145"/>
  </office:meta>
</office:document-meta>
</file>